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36BC9701D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26C0000036BC9701DE8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26C0000036BC9701DE8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26C0000036BC9701DE8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26C0000036BC9701DE8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26C0000036BC9701DE8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26C0000036BC9701DE8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26C0000036BC9701DE8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26C0000036BC9701DE8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26C0000036BC9701D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0T11:33:21.594819879</dc:date>
    <meta:editing-duration>P2DT1H9M32S</meta:editing-duration>
    <meta:editing-cycles>17</meta:editing-cycles>
    <meta:generator>LibreOffice/7.6.7.2$Linux_X86_64 LibreOffice_project/60$Build-2</meta:generator>
    <meta:print-date>2024-08-18T18:12:26.290512249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